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35.45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bottom="14.15p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Lab No 05</text:span></text:p>
      <text:p text:style-name="P1"><text:span text:style-name="T2">Lab Name: Connecting a database (MySQL) with Linux</text:span></text:p>
      <text:p text:style-name="P1"><text:span text:style-name="T3">Objectives:</text:span></text:p>
      <text:p text:style-name="P1"><text:span text:style-name="T4">From this lab,we learnt about how to</text:span></text:p>
      <text:p text:style-name="P2"><text:span text:style-name="T4">i) Install MySQL on Ubuntu</text:span></text:p>
      <text:p text:style-name="P2"><text:span text:style-name="T4">ii) Log into MySQL by Linux.</text:span></text:p>
      <text:p text:style-name="P2"><text:span text:style-name="T4">iii) Create database table.</text:span></text:p>
      <text:p text:style-name="P2"><text:span text:style-name="T4">iv) Insert data into table.</text:span></text:p>
      <text:p text:style-name="P2"><text:span text:style-name="T4">v) Describe table.</text:span></text:p>
      <text:p text:style-name="P2"><text:span text:style-name="T4">vi) Alter table.</text:span></text:p>
      <text:p text:style-name="P2"><text:span text:style-name="T4">vii) Modify table.</text:span></text:p>
      <text:p text:style-name="P2"><text:span text:style-name="T4">viii) Drop data from table.</text:span></text:p>
      <text:p text:style-name="P2"><text:span text:style-name="T4">ix) Update data of table.</text:span></text:p>
      <text:p text:style-name="P2"><text:span text:style-name="T4">x) Where and delete operation.</text:span></text:p>
      <text:p text:style-name="P3"><text:span text:style-name="T5">Connecting a database (MySQL) with linux</text:span></text:p>
      <text:p text:style-name="P4"><text:span text:style-name="T6"/></text:p>
      <text:p text:style-name="P4"><text:span text:style-name="T7">1.<text:s/></text:span><text:span text:style-name="T8">Install MySQL on Ubuntu<text:s text:c="2"/>.</text:span></text:p>
      <text:p text:style-name="P4"><text:span text:style-name="T9"/></text:p>
      <text:p text:style-name="P4"><text:span text:style-name="T10">sudo apt-get update</text:span></text:p>
      <text:p text:style-name="P4"><text:span text:style-name="T11">sudo apt-get install mysql-server</text:span></text:p>
      <text:p text:style-name="P5"><text:span text:style-name="T11">mysql_secure_installation</text:span></text:p>
      <text:p text:style-name="P6"><text:span text:style-name="T12">2. Log into mysql by linux ubuntu.</text:span></text:p>
      <text:p text:style-name="P6"><text:span text:style-name="T13"/></text:p>
      <text:p text:style-name="P6"><draw:frame text:anchor-type="as-char" svg:width="175.95mm" svg:height="90.22mm" style:rel-width="scale" style:rel-height="scale"><draw:object-ole xlink:href="OleObj1"/><draw:image xlink:href="ObjectReplacements/OleObj1"/></draw:frame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4">3. show and create database :</text:span></text:p>
      <text:p text:style-name="P6"><text:span text:style-name="T15"/></text:p>
      <text:p text:style-name="P6"><draw:frame text:anchor-type="as-char" svg:width="157.96mm" svg:height="134.94mm" style:rel-width="scale" style:rel-height="scale"><draw:object-ole xlink:href="OleObj2"/><draw:image xlink:href="ObjectReplacements/OleObj2"/></draw:frame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6">4. show and create table :</text:span></text:p>
      <text:p text:style-name="P6"><draw:frame text:anchor-type="as-char" svg:width="125.41mm" svg:height="77.26mm" style:rel-width="scale" style:rel-height="scale"><draw:object-ole xlink:href="OleObj3"/><draw:image xlink:href="ObjectReplacements/OleObj3"/></draw:frame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8">5. insert data into<text:s text:c="2"/>table :</text:span></text:p>
      <text:p text:style-name="P6"><draw:frame text:anchor-type="as-char" svg:width="175.95mm" svg:height="53.71mm" style:rel-width="scale" style:rel-height="scale"><draw:object-ole xlink:href="OleObj4"/><draw:image xlink:href="ObjectReplacements/OleObj4"/></draw:frame><draw:frame text:anchor-type="as-char" svg:width="175.95mm" svg:height="114.56mm" style:rel-width="scale" style:rel-height="scale"><draw:object-ole xlink:href="OleObj5"/><draw:image xlink:href="ObjectReplacements/OleObj5"/></draw:frame><text:span text:style-name="T19"/></text:p>
      <text:p text:style-name="P6"><text:span text:style-name="T20">6. Describe table:</text:span></text:p>
      <text:p text:style-name="P6"><draw:frame text:anchor-type="as-char" svg:width="142.88mm" svg:height="51.06mm" style:rel-width="scale" style:rel-height="scale"><draw:object-ole xlink:href="OleObj6"/><draw:image xlink:href="ObjectReplacements/OleObj6"/></draw:frame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2">7. alter table :</text:span></text:p>
      <text:p text:style-name="P6"><draw:frame text:anchor-type="as-char" svg:width="160.60mm" svg:height="78.05mm" style:rel-width="scale" style:rel-height="scale"><draw:object-ole xlink:href="OleObj7"/><draw:image xlink:href="ObjectReplacements/OleObj7"/></draw:frame><draw:frame text:anchor-type="as-char" svg:width="153.19mm" svg:height="78.58mm" style:rel-width="scale" style:rel-height="scale"><draw:object-ole xlink:href="OleObj8"/><draw:image xlink:href="ObjectReplacements/OleObj8"/></draw:frame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4">8.modify table:</text:span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draw:frame text:anchor-type="as-char" svg:width="141.82mm" svg:height="75.41mm" style:rel-width="scale" style:rel-height="scale"><draw:object-ole xlink:href="OleObj9"/><draw:image xlink:href="ObjectReplacements/OleObj9"/></draw:frame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6">9. drop data from table:</text:span></text:p>
      <text:p text:style-name="P6"><text:span text:style-name="T27"/></text:p>
      <text:p text:style-name="P6"><draw:frame text:anchor-type="as-char" svg:width="152.93mm" svg:height="72.50mm" style:rel-width="scale" style:rel-height="scale"><draw:object-ole xlink:href="OleObj10"/><draw:image xlink:href="ObjectReplacements/OleObj10"/></draw:frame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